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9cm" fo:break-before="auto" style:use-optimal-row-height="true"/>
    </style:style>
    <style:style style:name="ro3" style:family="table-row">
      <style:table-row-properties style:row-height="2.039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ulta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ck RAZ</text:p>
            <text:p>12</text:p>
            <text:p>Click ADD</text:p>
          </table:table-cell>
          <table:table-cell office:value-type="string" calcext:value-type="string">
            <text:p>12.00</text:p>
          </table:table-cell>
        </table:table-row>
        <table:table-row table:style-name="ro3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Clik RAZ</text:p>
            <text:p>12</text:p>
            <text:p>Clic ADD</text:p>
            <text:p>2.3</text:p>
            <text:p>Click ADD</text:p>
          </table:table-cell>
          <table:table-cell office:value-type="string" calcext:value-type="string">
            <text:p>14.30</text:p>
          </table:table-cell>
        </table:table-row>
        <table:table-row table:style-name="ro4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toto</text:p>
            <text:p>Click ADD</text:p>
          </table:table-cell>
          <table:table-cell office:value-type="string" calcext:value-type="string">
            <text:p>erreur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2:01:59.540851334</meta:creation-date>
    <dc:date>2022-08-31T12:11:04.927653465</dc:date>
    <meta:editing-duration>PT9M5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